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uglas Simpson <text:tab/>s174555</text:p>
      <text:p text:style-name="Standard"/>
      <text:p text:style-name="Standard">Group Project <text:s/>(Group 4)</text:p>
      <text:p text:style-name="Standard">Asset List </text:p>
      <text:p text:style-name="Standard"/>
      <text:p text:style-name="Standard">All building models (All files in the Art Assets/Building Models folder)</text:p>
      <text:p text:style-name="Standard"/>
      <text:p text:style-name="Standard">All Dinosaur models (All files in the Art Assets/Dino Models folder)</text:p>
      <text:p text:style-name="Standard"/>
      <text:p text:style-name="Standard">All NPC models (All files in the Art Assets/NPC Models folder)</text:p>
      <text:p text:style-name="Standard"/>
      <text:p text:style-name="Standard">All assets contained in the Art Assets/Old Assets folder (these entirely consist of 3d models not used in the final version of the game)</text:p>
      <text:p text:style-name="Standard"/>
      <text:p text:style-name="Standard">All resource models (All files in the Art Assets/Resource Models folder)</text:p>
      <text:p text:style-name="Standard"/>
      <text:p text:style-name="Standard">All Terrain models (All files in the Art Assets/Terrain folder)</text:p>
      <text:p text:style-name="Standard"/>
      <text:p text:style-name="Standard">The 'Combat_Logo' and 'Combat_Logo_II' models (Contained in the Art Assets/UserInterface/Final Products folder)</text:p>
      <text:p text:style-name="Standard"/>
      <text:p text:style-name="Standard">The gameplay feedback and questionaires contained in the Balancing research/Feedback (First set) folder.</text:p>
      <text:p text:style-name="Standard"/>
      <text:p text:style-name="Standard">The Balancing Research doccument in the Balancing research folder</text:p>
      <text:p text:style-name="Standard"/>
      <text:p text:style-name="Standard">Though not originally created by myself, I added significantly to the Dinosaur balancing sheet files in the Balancing Research folder.</text:p>
      <text:p text:style-name="Standard"/>
      <text:p text:style-name="Standard">The Building Cost Sheet and Villager Balancing Sheet spreadsheets in the Balancing research folder. </text:p>
      <text:p text:style-name="Standard"/>
      <text:p text:style-name="Standard">Contributed to the Names for Colonists file in the Names for colonists fold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24S</meta:editing-duration>
    <meta:editing-cycles>5</meta:editing-cycles>
    <meta:generator>OpenOffice/4.1.0$Win32 OpenOffice.org_project/410m18$Build-9764</meta:generator>
    <dc:date>2018-05-02T03:19:09.71</dc:date>
    <dc:creator>Douglas Simpson</dc:creator>
    <meta:document-statistic meta:table-count="0" meta:image-count="0" meta:object-count="0" meta:page-count="1" meta:paragraph-count="15" meta:word-count="168" meta:character-count="1123"/>
    <meta:user-defined meta:name="Info 1"/>
    <meta:user-defined meta:name="Info 2"/>
    <meta:user-defined meta:name="Info 3"/>
    <meta:user-defined meta:name="Info 4"/>
  </office:meta>
</office:document-meta>
</file>